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for a few minutes, she just looked at the clock as it kept on ringing. Finally, thinking that it might end up running out of batteries, she tapped it silent.</text:p>
      <text:p text:style-name="Normal">And lo, her room was quiet again.</text:p>
      <text:p text:style-name="Normal"><text:span text:style-name="T1">You did your best today too, Mr. Clock, </text:span>unfortunately it was unable to get her out of bed. Its hands told her that it was a little past seven, while her heart suddenly tightening reminded her that today was Monday. She would have to go to school again. </text:p>
      <text:p text:style-name="Normal">“... Sigh.”</text:p>
      <text:p text:style-name="Normal">Not that that was a pressing matter yet. For now, she was content just staring at the ceiling.</text:p>
      <text:p text:style-name="Normal">“...” said she, </text:p>
      <text:p text:style-name="Normal">And as her eyes relaxed, she couldn’t help but wonder <text:span text:style-name="T1">what if it were a mirror? </text:span>A mirror to another world, to a different reality. And she would fall towards that ceiling, and she would land back on her bed, in her room, in her universe. In her universe, objects would be more lively; clocks would go out of their way to wake her up on important days, but they would quietly watch over her when she was too tired. The beds would employ slightly stronger methods: they would either soften up a little, or throw her out onto the floor. Animals would be able to talk, but they would mostly pretend they couldn’t as humans were a pain to deal with; conversations would go something like “Quack quack please shut up Gary, quack quack”. As for the people, all she wanted was for them to be more... understanding. She wanted them to give her more... something —she herself wasn’t sure what that something was. In any case, she would like it more. In such a world, everything would be different, everything would change. Everything, except for <text:span text:style-name="T1">you. You </text:span>and she alone would stay the same, because things were fine as they were.</text:p>
      <text:p text:style-name="Normal">“...”</text:p>
      <text:p text:style-name="Normal">All things considered though, <text:span text:style-name="T1">it’s not the world that’s broken, so it doesn’t need fixing. </text:span>Still, it didn’t hurt to daydream about it. At the very least, daydreaming was more pleasant than not daydreaming. Speaking of dreams, she’d dreamt of you yesternight: by some miracle, you two were commuting to school together, and you’d talked about so many things on your way there. It was a lot of fun. <text:span text:style-name="T1">Do you dream of me too, sometimes? </text:span>What had happened after you got to school? She tried to remember, but the images in her mind were blurry at best. And just then, the rays of the sun pierced through the shutters of her window. Spot by spot, they climbed her blanket, until they touched her face. They were cold, and they were bright. She savoured their touch, but their arrival put an un-smile on her face:<text:span text:style-name="T1"> </text:span>a new day had begun. Yet another day.</text:p>
      <text:p text:style-name="Normal">“...”</text:p>
      <text:p text:style-name="Normal">It would be nice if time just stopped some time, if it took a break, and everyone just took a big breath. The world might need it. She certainly did. With the pressure from all the days that kept on piling up on her and the expectations that society had for young people like her, she might end up becoming a fossil. At any rate, the conditions were ripe for fossilization. <text:span text:style-name="T1">Aren’t I being extra optimistic first thing in the morning... </text:span>Yes she might have been a tad too joyous there, she should consider toning it down a little.</text:p>
      <text:p text:style-name="Normal">“Then, what should I do?” she asked herself.</text:p>
      <text:p text:style-name="Normal"><text:span text:style-name="T1">Hmmmmmmm... What do I want to do?</text:span></text:p>
      <text:p text:style-name="Normal">There was nothing in particular she wanted to do.</text:p>
      <text:p text:style-name="Normal">“Nothing, huh?” </text:p>
      <text:p text:style-name="Normal">In that case<text:span text:style-name="T1">, is there something I have to do? </text:span>As it happened, there was.</text:p>
      <text:p text:style-name="Normal">“I need to get ready for schoo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